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28.857cm" fo:min-width="11.58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cccccc" draw:opacity="50%" draw:textarea-horizontal-align="justify" draw:textarea-vertical-align="top" draw:auto-grow-height="false" fo:min-height="8.34cm" fo:min-width="23.475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63cm" fo:min-width="4.15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1" style:family="graphic" style:parent-style-name="standard">
      <style:graphic-properties svg:stroke-width="0.106cm" svg:stroke-color="#000000" draw:marker-start-width="0.359cm" draw:marker-end="Arrow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="Arrow" draw:marker-start-width="0.359cm" draw:marker-end-width="0.359cm" draw:textarea-vertical-align="bottom" fo:padding-top="0.178cm" fo:padding-bottom="0.178cm" fo:padding-left="0.303cm" fo:padding-right="0.303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 draw:opacity="50%"/>
      <style:paragraph-properties fo:text-align="start" style:writing-mode="lr-tb"/>
      <style:text-properties fo:font-size="24pt" style:font-size-asian="24pt" style:font-size-complex="24pt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cm" fo:margin-right="2.54cm" fo:margin-top="0cm" fo:margin-bottom="0cm" fo:line-height="100%" fo:text-align="center" fo:text-indent="0cm"/>
    </style:style>
    <style:style style:name="P8" style:family="paragraph">
      <style:paragraph-properties fo:margin-left="0.178cm" fo:margin-right="0cm" fo:text-align="center" fo:text-indent="0cm"/>
    </style:style>
    <style:style style:name="P9" style:family="paragraph">
      <style:paragraph-properties fo:margin-left="0.457cm" fo:margin-right="0cm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89cm" svg:height="29.107cm" svg:x="4.26cm" svg:y="1.774cm">
          <text:p text:style-name="P1"><text:span text:style-name="T1">HOST I/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3.975cm" svg:height="8.59cm" svg:x="18.562cm" svg:y="22.306cm">
          <text:p text:style-name="P1"><text:span text:style-name="T1">RX </text:span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4.653cm" svg:height="3.013cm" svg:x="37.042cm" svg:y="27.456cm">
          <text:p text:style-name="P3"><text:span text:style-name="T1">Data</text:span><text:span text:style-name="T1"><text:line-break/></text:span><text:span text:style-name="T1">Assemb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7.022cm" svg:height="3.889cm" svg:x="6.8cm" svg:y="3.839cm">
          <text:p text:style-name="P3"><text:span text:style-name="T1">IFC+CS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7.022cm" svg:height="3.889cm" svg:x="6.8cm" svg:y="8.697cm">
          <text:p text:style-name="P3"><text:span text:style-name="T1">Buffer </text:span><text:span text:style-name="T1"><text:line-break/></text:span><text:span text:style-name="T1">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7.022cm" svg:height="3.889cm" svg:x="6.8cm" svg:y="20.109cm">
          <draw:glue-point draw:id="4" svg:x="-5.001cm" svg:y="-2.707cm"/>
          <draw:glue-point draw:id="5" svg:x="-5.001cm" svg:y="2.28cm"/>
          <text:p text:style-name="P3"><text:span text:style-name="T1">Data </text:span><text:span text:style-name="T1">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7.022cm" svg:height="3.889cm" svg:x="6.8cm" svg:y="13.711cm">
          <text:p text:style-name="P3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7.022cm" svg:height="3.889cm" svg:x="6.8cm" svg:y="26.032cm">
          <text:p text:style-name="P3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0.311cm" svg:y1="20.109cm" svg:x2="10.311cm" svg:y2="17.6cm" draw:start-shape="id1" draw:start-glue-point="0" draw:end-shape="id2" draw:end-glue-point="2" svg:d="M10311 20109v-2509" svg:viewBox="0 0 1 2510">
          <text:p/>
        </draw:connector>
        <draw:connector draw:style-name="gr6" draw:text-style-name="P5" draw:layer="layout" svg:x1="10.311cm" svg:y1="23.998cm" svg:x2="10.311cm" svg:y2="26.032cm" draw:start-shape="id1" draw:start-glue-point="2" draw:end-shape="id3" draw:end-glue-point="0" svg:d="M10311 23998v2034" svg:viewBox="0 0 1 2035">
          <text:p/>
        </draw:connector>
        <draw:connector draw:style-name="gr7" draw:text-style-name="P6" draw:layer="layout" svg:x1="6.8cm" svg:y1="22.939cm" svg:x2="0.911cm" svg:y2="22.96cm" draw:start-shape="id1" draw:start-glue-point="5" svg:d="M6800 22939h-3195v21h-2694" svg:viewBox="0 0 5890 22">
          <text:p text:style-name="P6">Memory<text:line-break/>DMA I/F<text:line-break/></text:p>
        </draw:connector>
        <draw:connector draw:style-name="gr7" draw:text-style-name="P7" draw:layer="layout" svg:x1="6.8cm" svg:y1="10.641cm" svg:x2="1.05cm" svg:y2="10.64cm" draw:start-shape="id4" draw:start-glue-point="3" svg:d="M6800 10641h-3125v-1h-2625" svg:viewBox="0 0 5751 2">
          <text:p text:style-name="P7"><text:span text:style-name="T2">CPU</text:span><text:span text:style-name="T2"><text:line-break/></text:span><text:span text:style-name="T2">Native</text:span><text:span text:style-name="T2"><text:line-break/></text:span><text:span text:style-name="T2">Slave I/F</text:span><text:span text:style-name="T2"><text:line-break/></text:span><text:span text:style-name="T2"/></text:p>
        </draw:connector>
        <draw:connector draw:style-name="gr8" draw:text-style-name="P5" draw:layer="layout" draw:line-skew="-1.508cm" svg:x1="6.8cm" svg:y1="10.641cm" svg:x2="6.8cm" svg:y2="5.783cm" draw:start-shape="id4" draw:start-glue-point="3" draw:end-shape="id5" draw:end-glue-point="3" svg:d="M6800 10641h-2009v-4858h2009" svg:viewBox="0 0 2010 4859">
          <text:p/>
        </draw:connector>
        <draw:custom-shape draw:style-name="gr3" draw:text-style-name="P4" xml:id="id7" draw:id="id7" draw:layer="layout" svg:width="4.653cm" svg:height="3.013cm" svg:x="31.139cm" svg:y="27.456cm">
          <text:p text:style-name="P3"><text:span text:style-name="T1">Preamble</text:span><text:span text:style-name="T1"><text:line-break/></text:span><text:span text:style-name="T1">Remo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4.653cm" svg:height="3.013cm" svg:x="25.37cm" svg:y="23.854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9" draw:id="id9" draw:layer="layout" svg:width="4.653cm" svg:height="3.013cm" svg:x="19.294cm" svg:y="23.854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37.042cm" svg:y1="28.962cm" svg:x2="35.792cm" svg:y2="28.962cm" draw:start-shape="id6" draw:start-glue-point="3" draw:end-shape="id7" draw:end-glue-point="1" svg:d="M37042 28962h-1250" svg:viewBox="0 0 1251 1">
          <text:p/>
        </draw:connector>
        <draw:connector draw:style-name="gr8" draw:text-style-name="P5" draw:layer="layout" svg:x1="31.139cm" svg:y1="28.962cm" svg:x2="27.696cm" svg:y2="26.867cm" draw:start-shape="id7" draw:start-glue-point="3" draw:end-shape="id8" draw:end-glue-point="2" svg:d="M31139 28962h-3443v-2095" svg:viewBox="0 0 3444 2096">
          <text:p/>
        </draw:connector>
        <draw:connector draw:style-name="gr8" draw:text-style-name="P5" draw:layer="layout" draw:line-skew="-2.86cm" svg:x1="31.139cm" svg:y1="28.962cm" svg:x2="13.822cm" svg:y2="27.976cm" draw:start-shape="id7" draw:start-glue-point="3" draw:end-shape="id3" draw:end-glue-point="1" svg:d="M31139 28962h-11519v-986h-5798" svg:viewBox="0 0 17318 987">
          <text:p/>
        </draw:connector>
        <draw:connector draw:style-name="gr8" draw:text-style-name="P5" draw:layer="layout" svg:x1="25.37cm" svg:y1="25.36cm" svg:x2="23.947cm" svg:y2="25.36cm" draw:start-shape="id8" draw:start-glue-point="3" draw:end-shape="id9" draw:end-glue-point="1" svg:d="M25370 25360h-1423" svg:viewBox="0 0 1424 1">
          <text:p/>
        </draw:connector>
        <draw:connector draw:style-name="gr8" draw:text-style-name="P5" draw:layer="layout" svg:x1="31.139cm" svg:y1="28.962cm" svg:x2="21.62cm" svg:y2="26.867cm" draw:start-shape="id7" draw:start-glue-point="3" draw:end-shape="id9" draw:end-glue-point="2" svg:d="M31139 28962h-9519v-2095" svg:viewBox="0 0 9520 2096">
          <text:p/>
        </draw:connector>
        <draw:connector draw:style-name="gr10" draw:text-style-name="P5" draw:layer="layout" draw:line-skew="0.538cm" svg:x1="19.294cm" svg:y1="25.36cm" svg:x2="13.822cm" svg:y2="5.783cm" draw:start-shape="id9" draw:start-glue-point="3" draw:end-shape="id5" draw:end-glue-point="1" svg:d="M19294 25360h-2198v-19577h-3274" svg:viewBox="0 0 5473 19578">
          <text:p/>
        </draw:connector>
        <draw:custom-shape draw:style-name="gr2" draw:text-style-name="P2" draw:layer="layout" svg:width="23.975cm" svg:height="8.59cm" svg:x="18.521cm" svg:y="12.797cm">
          <text:p text:style-name="P1"><text:span text:style-name="T1">TX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2" draw:id="id12" draw:layer="layout" svg:width="4.653cm" svg:height="3.013cm" svg:x="37.156cm" svg:y="14.169cm">
          <text:p text:style-name="P3"><text:span text:style-name="T1">PHY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4.653cm" svg:height="3.013cm" svg:x="23.756cm" svg:y="14.169cm">
          <text:p text:style-name="P3"><text:span text:style-name="T1">Frame</text:span><text:span text:style-name="T1"><text:line-break/></text:span><text:span text:style-name="T1">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" draw:id="id13" draw:layer="layout" svg:width="4.653cm" svg:height="3.013cm" svg:x="27.456cm" svg:y="17.869cm">
          <text:p text:style-name="P3"><text:span text:style-name="T1">C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4" draw:id="id14" draw:layer="layout" svg:width="4.653cm" svg:height="3.013cm" svg:x="19.592cm" svg:y="17.869cm">
          <text:p text:style-name="P3"><text:span text:style-name="T1">Status</text:span><text:span text:style-name="T1"><text:line-break/></text:span><text:span text:style-name="T1">Sig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1" draw:id="id11" draw:layer="layout" svg:width="4.653cm" svg:height="3.013cm" svg:x="31.056cm" svg:y="14.169cm">
          <text:p text:style-name="P3"><text:span text:style-name="T1">Data</text:span><text:span text:style-name="T1"><text:line-break/></text:span><text:span text:style-name="T1">Nib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28.409cm" svg:y1="15.675cm" svg:x2="31.056cm" svg:y2="15.675cm" draw:start-shape="id10" draw:start-glue-point="1" draw:end-shape="id11" draw:end-glue-point="3" svg:d="M28409 15675h2647" svg:viewBox="0 0 2648 1">
          <text:p/>
        </draw:connector>
        <draw:connector draw:style-name="gr8" draw:text-style-name="P5" draw:layer="layout" svg:x1="35.709cm" svg:y1="15.675cm" svg:x2="37.156cm" svg:y2="15.675cm" draw:start-shape="id11" draw:start-glue-point="1" draw:end-shape="id12" draw:end-glue-point="3" svg:d="M35709 15675h1447" svg:viewBox="0 0 1448 1">
          <text:p/>
        </draw:connector>
        <draw:connector draw:style-name="gr8" draw:text-style-name="P5" draw:layer="layout" svg:x1="28.409cm" svg:y1="15.675cm" svg:x2="29.782cm" svg:y2="17.869cm" draw:start-shape="id10" draw:start-glue-point="1" draw:end-shape="id13" draw:end-glue-point="0" svg:d="M28409 15675h1373v2194" svg:viewBox="0 0 1374 2195">
          <text:p/>
        </draw:connector>
        <draw:connector draw:style-name="gr8" draw:text-style-name="P5" draw:layer="layout" svg:x1="32.109cm" svg:y1="19.375cm" svg:x2="33.382cm" svg:y2="17.182cm" draw:start-shape="id13" draw:start-glue-point="1" draw:end-shape="id11" draw:end-glue-point="2" svg:d="M32109 19375h1273v-2193" svg:viewBox="0 0 1274 2194">
          <text:p/>
        </draw:connector>
        <draw:connector draw:style-name="gr8" draw:text-style-name="P5" draw:layer="layout" svg:x1="24.245cm" svg:y1="19.375cm" svg:x2="26.082cm" svg:y2="17.182cm" draw:start-shape="id14" draw:start-glue-point="1" draw:end-shape="id10" draw:end-glue-point="2" svg:d="M24245 19375h1837v-2193" svg:viewBox="0 0 1838 2194">
          <text:p/>
        </draw:connector>
        <draw:connector draw:style-name="gr10" draw:text-style-name="P5" draw:layer="layout" draw:line-skew="0.395cm" svg:x1="13.822cm" svg:y1="5.783cm" svg:x2="19.592cm" svg:y2="19.375cm" draw:start-shape="id5" draw:start-glue-point="1" draw:end-shape="id14" draw:end-glue-point="3" svg:d="M13822 5783h3280v13592h2490" svg:viewBox="0 0 5771 13593">
          <text:p/>
        </draw:connector>
        <draw:connector draw:style-name="gr8" draw:text-style-name="P5" draw:layer="layout" svg:x1="13.822cm" svg:y1="15.655cm" svg:x2="23.756cm" svg:y2="15.675cm" draw:start-shape="id2" draw:start-glue-point="1" draw:end-shape="id10" draw:end-glue-point="3" svg:d="M13822 15655h4967v20h4967" svg:viewBox="0 0 9935 21">
          <text:p/>
        </draw:connector>
        <draw:custom-shape draw:style-name="gr2" draw:text-style-name="P2" draw:layer="layout" svg:width="23.975cm" svg:height="8.59cm" svg:x="18.521cm" svg:y="1.797cm">
          <text:p text:style-name="P1"><text:span text:style-name="T1">MII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7" draw:id="id17" draw:layer="layout" svg:width="4.653cm" svg:height="3.013cm" svg:x="37.068cm" svg:y="3.427cm">
          <text:p text:style-name="P3"><text:span text:style-name="T1">Output</text:span><text:span text:style-name="T1"><text:line-break/></text:span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6" draw:id="id16" draw:layer="layout" svg:width="4.653cm" svg:height="3.013cm" svg:x="30.768cm" svg:y="3.427cm">
          <text:p text:style-name="P3"><text:span text:style-name="T1">Shift</text:span><text:span text:style-name="T1"><text:line-break/></text:span><text:span text:style-name="T1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5" draw:id="id15" draw:layer="layout" svg:width="4.653cm" svg:height="3.013cm" svg:x="24.168cm" svg:y="3.427cm">
          <text:p text:style-name="P3"><text:span text:style-name="T1">Clock</text:span><text:span text:style-name="T1"><text:line-break/></text:span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8" draw:id="id18" draw:layer="layout" svg:width="4.653cm" svg:height="3.013cm" svg:x="24.168cm" svg:y="7.027cm">
          <text:p text:style-name="P3"><text:span text:style-name="T1">Operation</text:span><text:span text:style-name="T1"><text:line-break/></text:span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28.821cm" svg:y1="4.933cm" svg:x2="30.768cm" svg:y2="4.933cm" draw:start-shape="id15" draw:start-glue-point="1" draw:end-shape="id16" draw:end-glue-point="3" svg:d="M28821 4933h1947" svg:viewBox="0 0 1948 1">
          <text:p/>
        </draw:connector>
        <draw:connector draw:style-name="gr8" draw:text-style-name="P5" draw:layer="layout" svg:x1="35.421cm" svg:y1="4.933cm" svg:x2="37.068cm" svg:y2="4.933cm" draw:start-shape="id16" draw:start-glue-point="1" draw:end-shape="id17" draw:end-glue-point="3" svg:d="M35421 4933h1647" svg:viewBox="0 0 1648 1">
          <text:p/>
        </draw:connector>
        <draw:connector draw:style-name="gr8" draw:text-style-name="P5" draw:layer="layout" svg:x1="28.821cm" svg:y1="8.533cm" svg:x2="39.394cm" svg:y2="6.44cm" draw:start-shape="id18" draw:start-glue-point="1" draw:end-shape="id17" draw:end-glue-point="2" svg:d="M28821 8533h10573v-2093" svg:viewBox="0 0 10574 2094">
          <text:p/>
        </draw:connector>
        <draw:connector draw:style-name="gr8" draw:text-style-name="P5" draw:layer="layout" draw:line-skew="0.893cm" svg:x1="13.822cm" svg:y1="5.783cm" svg:x2="24.168cm" svg:y2="4.933cm" draw:start-shape="id5" draw:start-glue-point="1" draw:end-shape="id15" draw:end-glue-point="3" svg:d="M13822 5783h6066v-850h4280" svg:viewBox="0 0 10347 851">
          <text:p/>
        </draw:connector>
        <draw:connector draw:style-name="gr10" draw:text-style-name="P5" draw:layer="layout" draw:line-skew="0.893cm" svg:x1="13.822cm" svg:y1="5.783cm" svg:x2="24.168cm" svg:y2="8.533cm" draw:start-shape="id5" draw:start-glue-point="1" draw:end-shape="id18" draw:end-glue-point="3" svg:d="M13822 5783h6066v2750h4280" svg:viewBox="0 0 10347 2751">
          <text:p/>
        </draw:connector>
        <draw:connector draw:style-name="gr10" draw:text-style-name="P5" draw:layer="layout" svg:x1="13.822cm" svg:y1="10.641cm" svg:x2="17.07cm" svg:y2="10.637cm" draw:start-shape="id4" draw:start-glue-point="1" svg:d="M13822 10641h1875v-4h1373" svg:viewBox="0 0 3249 5">
          <text:p/>
        </draw:connector>
        <draw:connector draw:style-name="gr10" draw:text-style-name="P5" draw:layer="layout" draw:line-skew="1.023cm" svg:x1="13.822cm" svg:y1="10.641cm" svg:x2="13.822cm" svg:y2="22.053cm" draw:start-shape="id4" draw:start-glue-point="1" draw:end-shape="id1" draw:end-glue-point="1" svg:d="M13822 10641h1524v11412h-1524" svg:viewBox="0 0 1525 11413">
          <text:p/>
        </draw:connector>
        <draw:connector draw:style-name="gr7" draw:text-style-name="P5" draw:layer="layout" svg:x1="41.721cm" svg:y1="4.933cm" svg:x2="45.849cm" svg:y2="4.936cm" draw:start-shape="id17" draw:start-glue-point="1" svg:d="M41721 4933h2314v3h1814" svg:viewBox="0 0 4129 4">
          <text:p text:style-name="P5">MDIO<text:line-break/>MDC<text:line-break/></text:p>
        </draw:connector>
        <draw:connector draw:style-name="gr11" draw:text-style-name="P8" draw:layer="layout" svg:x1="41.809cm" svg:y1="15.675cm" svg:x2="46.214cm" svg:y2="15.669cm" draw:start-shape="id12" draw:start-glue-point="1" svg:d="M41809 15675h2453v-6h1952" svg:viewBox="0 0 4406 7">
          <text:p text:style-name="P8">PHY<text:line-break/>TX Signals<text:line-break/></text:p>
        </draw:connector>
        <draw:connector draw:style-name="gr12" draw:text-style-name="P9" draw:layer="layout" svg:x1="41.695cm" svg:y1="28.962cm" svg:x2="46.199cm" svg:y2="28.958cm" draw:start-shape="id6" draw:start-glue-point="1" svg:d="M41695 28962h2502v-4h2002" svg:viewBox="0 0 4505 5">
          <text:p text:style-name="P9">PHY<text:line-break/>RX Signals<text:line-break/></text:p>
        </draw:connector>
        <draw:connector draw:style-name="gr8" draw:text-style-name="P5" draw:layer="layout" draw:line-skew="-0.755cm" svg:x1="4.792cm" svg:y1="10.578cm" svg:x2="6.8cm" svg:y2="21.001cm" draw:end-shape="id1" draw:end-glue-point="4" svg:d="M4792 10578h-1v10423h2009" svg:viewBox="0 0 2010 1042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9.987cm" fo:page-height="33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17:27:12.558650166</meta:creation-date>
    <dc:date>2024-05-31T06:56:49.613483189</dc:date>
    <meta:editing-duration>PT19H18M13S</meta:editing-duration>
    <meta:editing-cycles>71</meta:editing-cycles>
    <meta:generator>LibreOffice/24.2.3.2$Linux_X86_64 LibreOffice_project/420$Build-2</meta:generator>
    <meta:document-statistic meta:object-count="51"/>
  </office:meta>
</office:document-meta>
</file>